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PORSANGER MUSEUM</text:p>
      <text:p text:style-name="Standard">Porsanger historie- og museumslag startet innsamling av gjenstander i 1969, som er museets opprinnelse. I 1994 forelå første museumsplan. Museet ble etablert som et lokalmuseum for Porsanger i 1998, og eies av Porsanger kommune. Porsanger er et tre-kulturelt område. Porsanger Museum presenterer derfor samisk, kvensk og norsk kulturhistorie, samt krigshistorien fra andre verdenskrig - utstillingen (lenke) fornyet i 2016. Samlingen relaterer seg til næringer som fiske og jordbruk, husholdning og hverdagsliv. Museets utstilling i den gamle skolebygningen i Skuvvanvárri/Skoganvarre krigshistorien fra Porsanger området og Finnmark. </text:p>
      <text:p text:style-name="Standard"/>
      <text:p text:style-name="Standard">MUSEA DIEĐUT</text:p>
      <text:p text:style-name="Standard">Porsáŋggu musea álggahuvvui 1969s, dalle go Porsáŋggu historjá- ja museasearvi čohkkegođii dávviriid. Vuosttaš museaplána ilmmái j. 1994s. Musea lea vuođđuduvvon báikkálaš musean Porsáŋgui, man eaiggáda Porsáŋggu gielda. Porsáŋgu lea golmmakultuvrralaš guovlu, ja RDM-Porsáŋggu musea ovddasta sihke sámi, kvena ja dáža kulturhistorjjá. Musea čájáhus Skuvvanvári ovddeš skuvllavistis lea 2016s ođasmahttojuvvon. Dávvirat gullet ealáhusaide: guolásteapmái ja eanandollui, dállodollui ja árgabeaivve eallimii ja birgemii. Porsáŋggu guovllu ja Finnmárkku soahtehistorjá čájehuvvo Savokeahtes soahteluottat čájáhusa bokt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ger Albrigtsen</meta:initial-creator>
    <dc:creator>Pirjo Paavalniemi</dc:creator>
    <meta:editing-cycles>2</meta:editing-cycles>
    <meta:creation-date>2017-11-24T11:17:00</meta:creation-date>
    <dc:date>2017-11-24T11:17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1" meta:paragraph-count="4" meta:word-count="160" meta:character-count="1281" meta:non-whitespace-character-count="1123"/>
    <meta:user-defined meta:name="AppVersion">15.0000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